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80000037B92E7BEB6B2AC0975.png" manifest:media-type="image/png"/>
  <manifest:file-entry manifest:full-path="Pictures/10000000000002780000037B9B379AB2F2E8E2DB.png" manifest:media-type="image/png"/>
  <manifest:file-entry manifest:full-path="Pictures/10000000000002780000037B65AE6A3298D295A6.png" manifest:media-type="image/png"/>
  <manifest:file-entry manifest:full-path="Pictures/10000001000002780000037B952C1DB771594B3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52cf"/>
    </style:style>
    <style:style style:name="P2" style:family="paragraph" style:parent-style-name="Standard">
      <style:paragraph-properties fo:break-before="page"/>
      <style:text-properties officeooo:paragraph-rsid="001b52c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2" text:anchor-type="char" svg:width="16.722cm" svg:height="23.574cm" draw:z-index="1"><draw:image xlink:href="Pictures/10000001000002780000037B952C1DB771594B3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1"><draw:frame draw:style-name="fr2" draw:name="Bild3" text:anchor-type="char" svg:x="-0.102cm" svg:y="-0.226cm" svg:width="16.722cm" svg:height="23.574cm" draw:z-index="2"><draw:image xlink:href="Pictures/10000000000002780000037B65AE6A3298D295A6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<draw:frame draw:style-name="fr2" draw:name="Bild1" text:anchor-type="char" svg:x="0.501cm" svg:y="0.374cm" svg:width="16.722cm" svg:height="23.574cm" draw:z-index="0"><draw:image xlink:href="Pictures/10000000000002780000037B9B379AB2F2E8E2DB.png" xlink:type="simple" xlink:show="embed" xlink:actuate="onLoad" draw:mime-type="image/png"/></draw:frame><text:soft-page-break/></text:p>
      <text:p text:style-name="P1"/>
      <text:p text:style-name="P1"/>
      <text:p text:style-name="P2">Ohne Dropout</text:p>
      <text:p text:style-name="P1"><draw:frame draw:style-name="fr1" draw:name="Bild4" text:anchor-type="char" svg:width="16.722cm" svg:height="23.574cm" draw:z-index="3"><draw:image xlink:href="Pictures/10000000000002780000037B92E7BEB6B2AC097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14:16:33.730888242</meta:creation-date>
    <dc:date>2023-01-10T15:41:20.663240209</dc:date>
    <meta:editing-duration>PT24M26S</meta:editing-duration>
    <meta:editing-cycles>1</meta:editing-cycles>
    <meta:document-statistic meta:table-count="0" meta:image-count="4" meta:object-count="0" meta:page-count="4" meta:paragraph-count="1" meta:word-count="2" meta:character-count="12" meta:non-whitespace-character-count="11"/>
    <meta:generator>LibreOffice/7.3.7.2$Linux_X86_64 LibreOffice_project/30$Build-2</meta:generator>
  </office:meta>
</office:document-meta>
</file>